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, courier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d5dae"/>
    </style:style>
    <style:style style:name="P2" style:family="paragraph" style:parent-style-name="Text_20_body">
      <style:text-properties officeooo:rsid="0010d754" officeooo:paragraph-rsid="0010d754"/>
    </style:style>
    <style:style style:name="P3" style:family="paragraph" style:parent-style-name="Text_20_body">
      <style:text-properties officeooo:paragraph-rsid="0010d754"/>
    </style:style>
    <style:style style:name="P4" style:family="paragraph" style:parent-style-name="Text_20_body">
      <style:text-properties officeooo:rsid="00123bda" officeooo:paragraph-rsid="00123bda"/>
    </style:style>
    <style:style style:name="P5" style:family="paragraph" style:parent-style-name="Text_20_body">
      <style:text-properties officeooo:rsid="0013ceff" officeooo:paragraph-rsid="0013ceff"/>
    </style:style>
    <style:style style:name="P6" style:family="paragraph" style:parent-style-name="Text_20_body">
      <style:text-properties officeooo:rsid="0014a6c8" officeooo:paragraph-rsid="0014a6c8"/>
    </style:style>
    <style:style style:name="P7" style:family="paragraph" style:parent-style-name="Text_20_body">
      <style:text-properties officeooo:rsid="00157c52" officeooo:paragraph-rsid="00157c52"/>
    </style:style>
    <style:style style:name="P8" style:family="paragraph" style:parent-style-name="Text_20_body">
      <style:text-properties officeooo:rsid="00178532" officeooo:paragraph-rsid="0018e0cd"/>
    </style:style>
    <style:style style:name="P9" style:family="paragraph" style:parent-style-name="Text_20_body">
      <style:text-properties officeooo:rsid="0018e0cd" officeooo:paragraph-rsid="0018e0cd"/>
    </style:style>
    <style:style style:name="P10" style:family="paragraph" style:parent-style-name="Text_20_body">
      <style:text-properties officeooo:rsid="00199647" officeooo:paragraph-rsid="00199647"/>
    </style:style>
    <style:style style:name="P11" style:family="paragraph" style:parent-style-name="Text_20_body">
      <style:paragraph-properties fo:margin-left="-0.9846in" fo:margin-right="0in" fo:text-indent="0in" style:auto-text-indent="false"/>
      <style:text-properties officeooo:rsid="00199647" officeooo:paragraph-rsid="00199647"/>
    </style:style>
    <style:style style:name="P12" style:family="paragraph" style:parent-style-name="Text_20_body">
      <style:paragraph-properties fo:margin-left="0.4925in" fo:margin-right="0in" fo:text-indent="0in" style:auto-text-indent="false"/>
      <style:text-properties officeooo:rsid="00199647" officeooo:paragraph-rsid="00199647"/>
    </style:style>
    <style:style style:name="P13" style:family="paragraph" style:parent-style-name="Heading_20_1">
      <style:text-properties officeooo:rsid="0010d754" officeooo:paragraph-rsid="0010d754"/>
    </style:style>
    <style:style style:name="P14" style:family="paragraph" style:parent-style-name="Heading_20_1" style:list-style-name="">
      <style:text-properties officeooo:rsid="0010d754" officeooo:paragraph-rsid="0010d754"/>
    </style:style>
    <style:style style:name="P15" style:family="paragraph" style:parent-style-name="Heading_20_1">
      <style:paragraph-properties fo:break-before="page"/>
      <style:text-properties officeooo:rsid="0010d754" officeooo:paragraph-rsid="0010d754"/>
    </style:style>
    <style:style style:name="P16" style:family="paragraph" style:parent-style-name="Heading_20_3">
      <style:text-properties officeooo:rsid="0010d754" officeooo:paragraph-rsid="0010d754"/>
    </style:style>
    <style:style style:name="T1" style:family="text">
      <style:text-properties officeooo:rsid="0010d754"/>
    </style:style>
    <style:style style:name="T2" style:family="text">
      <style:text-properties officeooo:rsid="0018e0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inal Report: <text:span text:style-name="T1">SMASH</text:span></text:p>
      <text:p text:style-name="Subtitle">Matt McKillip <text:span text:style-name="T1">| Lee Robinson</text:span></text:p>
      <text:h text:style-name="P13" text:outline-level="1">Summary(.5 page)</text:h>
      <text:p text:style-name="P2">SMASH is a command line terminal similar to bash. </text:p>
      <text:h text:style-name="P14" text:outline-level="1"/>
      <text:h text:style-name="P15" text:outline-level="1">Additional Commands (1 page)</text:h>
      <text:h text:style-name="P16" text:outline-level="3">ls</text:h>
      <text:p text:style-name="P3"/>
      <text:h text:style-name="Heading_20_3" text:outline-level="3">less</text:h>
      <text:p text:style-name="P4">Less is a terminal pager program used to view (but not change) the contents of a text file one screen at a time. It is similar to more, but has the extended capability of allowing both forward and backward navigation through the file.</text:p>
      <text:p text:style-name="P4"/>
      <text:p text:style-name="P5">FILE* file = fopen(subLine, "r");</text:p>
      <text:p text:style-name="P5">if( file != NULL )</text:p>
      <text:p text:style-name="P5">{</text:p>
      <text:p text:style-name="P5"><text:tab/>// Print character by character</text:p>
      <text:p text:style-name="P5"><text:tab/>while( ( ch = fgetc(file) ) != EOF )</text:p>
      <text:p text:style-name="P5"><text:tab/>printf("%c",ch);</text:p>
      <text:p text:style-name="P5">fclose(file);</text:p>
      <text:p text:style-name="P5">}</text:p>
      <text:p text:style-name="P5"/>
      <text:p text:style-name="P5">Our implementation is simple and effective. Reading the file character by character allows us to print the <text:s/>contents while maintaining original formatting.</text:p>
      <text:h text:style-name="P16" text:outline-level="3">clear</text:h>
      <text:p text:style-name="P6">Clear is a command used to remove all previous commands and output from the console/terminal window.</text:p>
      <text:p text:style-name="P6"/>
      <text:p text:style-name="P7">Through research we found that printf("\033[2J\033[1;1H"); was a viable solution to implementing the clear command. We were unable to find a standard way of clearing the terminal, another solution we found was using system(clear), but this is not a good way to solve the problem.</text:p>
      <text:h text:style-name="P16" text:outline-level="3">quit</text:h>
      <text:p text:style-name="P3"/>
      <text:h text:style-name="P14" text:outline-level="1"/>
      <text:h text:style-name="P15" text:outline-level="1">File I/O: Piping (1.5 – 2 pages)</text:h>
      <text:h text:style-name="P16" text:outline-level="3">Input</text:h>
      <text:p text:style-name="P8">SMASH allows users to pipe a file to stdin of a program using ' program &lt; file'</text:p>
      <text:p text:style-name="P8"/>
      <text:p text:style-name="P10"><text:tab/>FILE* input_file = fopen(file, "r");</text:p>
      <text:p text:style-name="P10"><text:tab/>dup2(fileno(input_file), STDIN_FILENO);</text:p>
      <text:p text:style-name="P10"><text:tab/>fclose(input_file);</text:p>
      <text:p text:style-name="P10"><text:tab/>execvp(program, args);</text:p>
      <text:p text:style-name="P8"/>
      <text:h text:style-name="P16" text:outline-level="3">Output</text:h>
      <text:p text:style-name="P8">SMASH allows users to pipe <text:span text:style-name="T2">the stdout of a program to a file using </text:span>'<text:span text:style-name="T2">file</text:span> <text:span text:style-name="T2">&gt;</text:span> program'</text:p>
      <text:p text:style-name="P9"><text:tab/>FILE* output_file = fopen(file, write_type);</text:p>
      <text:p text:style-name="P9"><text:tab/>dup2(fileno(output_file), STDOUT_FILENO);</text:p>
      <text:p text:style-name="P9"><text:tab/>fclose(output_file);</text:p>
      <text:p text:style-name="P9"><text:tab/>execvp(program, args);</text:p>
      <text:h text:style-name="P16" text:outline-level="3"/>
      <text:h text:style-name="P16" text:outline-level="3">Piping</text:h>
      <text:p text:style-name="P8">SMASH allows users to pipe <text:span text:style-name="T2">the stdout of a program to a the stdin of another program </text:span>' program<text:span text:style-name="T2">1</text:span> <text:span text:style-name="T2">|</text:span> program<text:span text:style-name="T2">2</text:span>'</text:p>
      <text:p text:style-name="P8"/>
      <text:p text:style-name="P12">if(pipe_pid == 0)</text:p>
      <text:p text:style-name="P11"><text:tab/><text:tab/><text:tab/>{</text:p>
      <text:p text:style-name="P11"><text:tab/><text:tab/><text:tab/><text:tab/>FILE* output_file = fopen(temp_file, "w");</text:p>
      <text:p text:style-name="P11"><text:tab/><text:tab/><text:tab/><text:tab/>dup2(fileno(output_file), STDOUT_FILENO);</text:p>
      <text:p text:style-name="P11"><text:tab/><text:tab/><text:tab/><text:tab/></text:p>
      <text:p text:style-name="P11"><text:tab/><text:tab/><text:tab/><text:tab/>fclose(output_file);</text:p>
      <text:p text:style-name="P11"><text:tab/><text:tab/><text:tab/><text:tab/>execvp(program1, args1);</text:p>
      <text:p text:style-name="P11"><text:tab/><text:tab/><text:tab/><text:tab/>//TODO handle bad program</text:p>
      <text:p text:style-name="P11"><text:tab/><text:tab/><text:tab/>}</text:p>
      <text:p text:style-name="P11"><text:tab/><text:tab/><text:tab/>else</text:p>
      <text:p text:style-name="P11"><text:tab/><text:tab/><text:tab/>{</text:p>
      <text:p text:style-name="P11"><text:tab/><text:tab/><text:tab/><text:tab/>waitpid(pipe_pid, &amp;status, WNOHANG);</text:p>
      <text:p text:style-name="P11"><text:soft-page-break/><text:tab/><text:tab/><text:tab/><text:tab/>// fork to run the file</text:p>
      <text:p text:style-name="P11"><text:tab/><text:tab/><text:tab/><text:tab/>pid_t pipe_pid2 = fork();</text:p>
      <text:p text:style-name="P11"></text:p>
      <text:p text:style-name="P11"><text:tab/><text:tab/><text:tab/><text:tab/>if(pipe_pid2 == 0)</text:p>
      <text:p text:style-name="P11"><text:tab/><text:tab/><text:tab/><text:tab/>{</text:p>
      <text:p text:style-name="P11"><text:tab/><text:tab/><text:tab/><text:tab/><text:tab/>FILE* input_file = fopen(temp_file, "r");</text:p>
      <text:p text:style-name="P11"><text:tab/><text:tab/><text:tab/><text:tab/><text:tab/>dup2(fileno(input_file), STDIN_FILENO);</text:p>
      <text:p text:style-name="P11"><text:tab/><text:tab/><text:tab/><text:tab/><text:tab/>execvp(program2, args2);</text:p>
      <text:p text:style-name="P11"><text:tab/><text:tab/><text:tab/><text:tab/><text:tab/>//TODO handle bad program</text:p>
      <text:p text:style-name="P11"><text:tab/><text:tab/><text:tab/><text:tab/>}</text:p>
      <text:p text:style-name="P11"><text:tab/><text:tab/><text:tab/><text:tab/>else</text:p>
      <text:p text:style-name="P11"><text:tab/><text:tab/><text:tab/><text:tab/>{</text:p>
      <text:p text:style-name="P11"><text:tab/><text:tab/><text:tab/><text:tab/><text:tab/>// ...</text:p>
      <text:p text:style-name="P11"><text:tab/><text:tab/><text:tab/><text:tab/>}</text:p>
      <text:p text:style-name="P11"><text:tab/><text:tab/><text:tab/>}</text:p>
      <text:h text:style-name="P14" text:outline-level="1"/>
      <text:h text:style-name="P15" text:outline-level="1">Processes (1.5 – 2 pages)</text:h>
      <text:p text:style-name="P3"/>
      <text:h text:style-name="P14" text:outline-level="1"/>
      <text:h text:style-name="P15" text:outline-level="1">Threads (.5 – 1 page)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 new" svg:font-family="'courier new', courier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AR PL UMing HK1" style:font-family-asian="'AR PL UMing HK'" style:font-family-generic-asian="modern" style:font-pitch-asian="fixed" style:font-name-complex="Lohit Devanagari2" style:font-family-complex="'Lohit Devanagar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e Robinson</meta:initial-creator>
    <meta:creation-date>2015-04-22T10:04:39</meta:creation-date>
    <dc:date>2015-04-24T22:05:17.197779609</dc:date>
    <dc:creator>Matt </dc:creator>
    <meta:editing-duration>PT1H33M46S</meta:editing-duration>
    <meta:editing-cycles>3</meta:editing-cycles>
    <meta:generator>LibreOffice/4.2.6.3$Linux_X86_64 LibreOffice_project/420m0$Build-3</meta:generator>
    <meta:printed-by>Lee Robinson</meta:printed-by>
    <meta:print-date>2015-04-22T10:29:14</meta:print-date>
    <meta:document-statistic meta:table-count="0" meta:image-count="0" meta:object-count="0" meta:page-count="6" meta:paragraph-count="65" meta:word-count="331" meta:character-count="2254" meta:non-whitespace-character-count="1829"/>
  </office:meta>
</office:document-meta>
</file>